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1.1229in" style:rel-column-width="1629*"/>
    </style:style>
    <style:style style:name="Tabla3.B" style:family="table-column">
      <style:table-column-properties style:column-width="1.1222in" style:rel-column-width="1628*"/>
    </style:style>
    <style:style style:name="Tabla3.C" style:family="table-column">
      <style:table-column-properties style:column-width="1.3778in" style:rel-column-width="1999*"/>
    </style:style>
    <style:style style:name="Tabla3.D" style:family="table-column">
      <style:table-column-properties style:column-width="1.0646in" style:rel-column-width="1545*"/>
    </style:style>
    <style:style style:name="Tabla3.E" style:family="table-column">
      <style:table-column-properties style:column-width="1.3076in" style:rel-column-width="1897*"/>
    </style:style>
    <style:style style:name="Tabla3.F" style:family="table-column">
      <style:table-column-properties style:column-width="7.1181in" style:rel-column-width="10328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F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F3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F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2.5986in" table:align="right" style:writing-mode="lr-tb"/>
    </style:style>
    <style:style style:name="Tabla1.A" style:family="table-column">
      <style:table-column-properties style:column-width="1.3757in"/>
    </style:style>
    <style:style style:name="Tabla1.B" style:family="table-column">
      <style:table-column-properties style:column-width="1.2229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8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Arial1" fo:font-size="8pt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20" style:family="paragraph" style:parent-style-name="Standard">
      <style:text-properties style:font-name="Arial1" fo:font-size="8pt" style:text-underline-style="none" style:font-size-asian="8pt" style:font-size-complex="8pt"/>
    </style:style>
    <style:style style:name="P21" style:family="paragraph" style:parent-style-name="Standard">
      <style:text-properties style:font-name="Arial1"/>
    </style:style>
    <style:style style:name="P22" style:family="paragraph" style:parent-style-name="Standard">
      <style:text-properties style:font-name="Arial1" officeooo:rsid="013d5e37" officeooo:paragraph-rsid="013d5e37" fo:background-color="#ffbf00"/>
    </style:style>
    <style:style style:name="P23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169d205" officeooo:paragraph-rsid="0169d205" style:font-size-asian="12pt" style:font-weight-asian="bold" style:font-size-complex="12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974ec9" officeooo:paragraph-rsid="0169d205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989985" officeooo:paragraph-rsid="02989985" style:font-size-asian="12pt" style:font-weight-asian="bold" style:font-size-complex="12pt"/>
    </style:style>
    <style:style style:name="P28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2pt" fo:font-weight="bold" officeooo:rsid="0299fa42" officeooo:paragraph-rsid="0299fa42" style:font-size-asian="12pt" style:font-weight-asian="bold" style:font-size-complex="12pt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2pt" fo:font-weight="bold" officeooo:rsid="02945235" officeooo:paragraph-rsid="02945235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2pt" fo:font-weight="bold" officeooo:rsid="02945235" officeooo:paragraph-rsid="02954f1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9ece0c" officeooo:paragraph-rsid="029ece0c" style:font-size-asian="12pt" style:font-weight-asian="bold" style:font-size-complex="12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a03410" officeooo:paragraph-rsid="02a03410" style:font-size-asian="12pt" style:font-weight-asian="bold" style:font-size-complex="12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a0dc1b" officeooo:paragraph-rsid="02a0dc1b" style:font-size-asian="12pt" style:font-weight-asian="bold" style:font-size-complex="1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a1b71c" officeooo:paragraph-rsid="02a1b71c" style:font-size-asian="12pt" style:font-weight-asian="bold" style:font-size-complex="12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a5d082" officeooo:paragraph-rsid="02a5d082" style:font-size-asian="12pt" style:font-weight-asian="bold" style:font-size-complex="12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a5f47c" officeooo:paragraph-rsid="02acbe2c" style:font-size-asian="12pt" style:font-weight-asian="bold" style:font-size-complex="12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af25e7" officeooo:paragraph-rsid="02af25e7" style:font-size-asian="12pt" style:font-weight-asian="bold" style:font-size-complex="12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b0f8fd" officeooo:paragraph-rsid="02b0f8fd" style:font-size-asian="12pt" style:font-weight-asian="bold" style:font-size-complex="12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b7b5c9" officeooo:paragraph-rsid="02b7b5c9" style:font-size-asian="12pt" style:font-weight-asian="bold" style:font-size-complex="12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b7b65e" officeooo:paragraph-rsid="02b7b65e" style:font-size-asian="12pt" style:font-weight-asian="bold" style:font-size-complex="12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c0cddd" officeooo:paragraph-rsid="02c0cddd" style:font-size-asian="12pt" style:font-weight-asian="bold" style:font-size-complex="12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c1e923" officeooo:paragraph-rsid="02c1e923" style:font-size-asian="12pt" style:font-weight-asian="bold" style:font-size-complex="12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c82886" officeooo:paragraph-rsid="02c82886" style:font-size-asian="12pt" style:font-weight-asian="bold" style:font-size-complex="12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c9fcd7" officeooo:paragraph-rsid="02c9fcd7" style:font-size-asian="12pt" style:font-weight-asian="bold" style:font-size-complex="12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cd332c" officeooo:paragraph-rsid="02cd332c" style:font-size-asian="12pt" style:font-weight-asian="bold" style:font-size-complex="12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ce1419" officeooo:paragraph-rsid="02ce1419" style:font-size-asian="12pt" style:font-weight-asian="bold" style:font-size-complex="12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d10a9e" officeooo:paragraph-rsid="02d10a9e" style:font-size-asian="12pt" style:font-weight-asian="bold" style:font-size-complex="12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d1b344" officeooo:paragraph-rsid="02d1b344" style:font-size-asian="12pt" style:font-weight-asian="bold" style:font-size-complex="12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d55729" officeooo:paragraph-rsid="02d55729" style:font-size-asian="12pt" style:font-weight-asian="bold" style:font-size-complex="12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d6c867" officeooo:paragraph-rsid="02d6c867" style:font-size-asian="12pt" style:font-weight-asian="bold" style:font-size-complex="12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dc6c4f" officeooo:paragraph-rsid="02dc6c4f" style:font-size-asian="12pt" style:font-weight-asian="bold" style:font-size-complex="12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dcd856" officeooo:paragraph-rsid="02dcd856" style:font-size-asian="12pt" style:font-weight-asian="bold" style:font-size-complex="12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e052f6" officeooo:paragraph-rsid="02e052f6" style:font-size-asian="12pt" style:font-weight-asian="bold" style:font-size-complex="12pt"/>
    </style:style>
    <style:style style:name="P54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2pt" fo:language="es" fo:country="ES" fo:font-weight="bold" officeooo:rsid="01466796" officeooo:paragraph-rsid="01466796" style:font-size-asian="12pt" style:font-weight-asian="bold" style:font-size-complex="12pt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2pt" style:font-size-asian="12pt" style:font-size-complex="12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n" fo:country="US" fo:font-weight="bold" officeooo:rsid="0293b8ee" officeooo:paragraph-rsid="0293b8ee" fo:background-color="transparent" style:font-size-asian="12pt" style:font-weight-asian="bold" style:font-size-complex="12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n" fo:country="US" fo:font-weight="bold" officeooo:rsid="02945235" officeooo:paragraph-rsid="02945235" fo:background-color="transparent" style:font-size-asian="12pt" style:font-weight-asian="bold" style:font-size-complex="12pt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n" fo:country="US" fo:font-weight="bold" officeooo:rsid="0239e983" officeooo:paragraph-rsid="023c62f7" fo:background-color="transparent" style:font-size-asian="12pt" style:font-weight-asian="bold" style:font-size-complex="12pt"/>
    </style:style>
    <style:style style:name="P59" style:family="paragraph" style:parent-style-name="Standard">
      <style:text-properties officeooo:paragraph-rsid="027a4109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2pt" fo:language="en" fo:country="US" fo:font-weight="bold" officeooo:rsid="02945235" officeooo:paragraph-rsid="02945235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n" fo:country="US" fo:font-weight="bold" officeooo:rsid="02945235" officeooo:paragraph-rsid="02945235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2pt" fo:language="en" fo:country="US" fo:font-weight="bold" officeooo:rsid="01f64821" officeooo:paragraph-rsid="01f64821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language="en" fo:country="US" fo:font-weight="bold" officeooo:rsid="023bc6a9" officeooo:paragraph-rsid="023bc6a9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169d205" officeooo:paragraph-rsid="0169d205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89985" officeooo:paragraph-rsid="02989985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d7fb5" officeooo:paragraph-rsid="029d7fb5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974ec9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a189e5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aac3e5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b99cbf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c51b27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cc1b4c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ce280c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d2bb53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d936e7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b9651" officeooo:paragraph-rsid="029b9651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a03410" officeooo:paragraph-rsid="02a03410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a1b71c" officeooo:paragraph-rsid="02a1b71c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a66d70" officeooo:paragraph-rsid="02a66d70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a984ee" officeooo:paragraph-rsid="02a984ee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acbe2c" officeooo:paragraph-rsid="02acbe2c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b4cd5c" officeooo:paragraph-rsid="02b4cd5c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b50802" officeooo:paragraph-rsid="02b50802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b7b65e" officeooo:paragraph-rsid="02b7b65e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c3cf14" officeooo:paragraph-rsid="02c3cf14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c9fcd7" officeooo:paragraph-rsid="02c9fcd7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ce280c" officeooo:paragraph-rsid="02ce280c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d42f2e" officeooo:paragraph-rsid="02d42f2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d7ef6c" officeooo:paragraph-rsid="02d7ef6c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dcd856" officeooo:paragraph-rsid="02dcd856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end" style:justify-single-word="false"/>
      <style:text-properties fo:font-size="12pt" fo:font-weight="bold" officeooo:rsid="02e76da2" officeooo:paragraph-rsid="02e76da2" style:font-size-asian="12pt" style:font-weight-asian="bold" style:font-name-complex="Arial2" style:font-size-complex="12pt" style:font-weight-complex="bold"/>
    </style:style>
    <style:style style:name="P94" style:family="paragraph" style:parent-style-name="Table_20_Contents">
      <style:paragraph-properties fo:text-align="end" style:justify-single-word="false"/>
      <style:text-properties fo:font-size="12pt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9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e3ae1c" officeooo:paragraph-rsid="02e3ae1c" style:font-size-asian="12pt" style:font-weight-asian="bold" style:font-size-complex="12pt"/>
    </style:style>
    <style:style style:name="P9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font-weight="bold" officeooo:rsid="02e76da2" officeooo:paragraph-rsid="02e76da2" style:font-size-asian="12pt" style:font-weight-asian="bold" style:font-size-complex="12pt"/>
    </style:style>
    <style:style style:name="P9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e5a3c2" officeooo:paragraph-rsid="02e5a3c2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e76da2" officeooo:paragraph-rsid="02e76da2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e5a3c2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12pt" fo:font-weight="bold" officeooo:rsid="02945235" officeooo:paragraph-rsid="02e76da2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fo:language="en" fo:country="US" officeooo:rsid="0144b83f"/>
    </style:style>
    <style:style style:name="T6" style:family="text">
      <style:text-properties fo:language="en" fo:country="US" officeooo:rsid="0291cd24"/>
    </style:style>
    <style:style style:name="T7" style:family="text">
      <style:text-properties officeooo:rsid="0291cd24"/>
    </style:style>
    <style:style style:name="T8" style:family="text">
      <style:text-properties officeooo:rsid="02945235"/>
    </style:style>
    <style:style style:name="T9" style:family="text">
      <style:text-properties officeooo:rsid="029d4a94"/>
    </style:style>
    <style:style style:name="T10" style:family="text">
      <style:text-properties officeooo:rsid="029d7fb5"/>
    </style:style>
    <style:style style:name="T11" style:family="text">
      <style:text-properties officeooo:rsid="029ee93f"/>
    </style:style>
    <style:style style:name="T12" style:family="text">
      <style:text-properties officeooo:rsid="02a80d5d"/>
    </style:style>
    <style:style style:name="T13" style:family="text">
      <style:text-properties officeooo:rsid="02aac3e5"/>
    </style:style>
    <style:style style:name="T14" style:family="text">
      <style:text-properties officeooo:rsid="02b99cbf"/>
    </style:style>
    <style:style style:name="T15" style:family="text">
      <style:text-properties officeooo:rsid="02c6f402"/>
    </style:style>
    <style:style style:name="T16" style:family="text">
      <style:text-properties officeooo:rsid="02cc1b4c"/>
    </style:style>
    <style:style style:name="T17" style:family="text">
      <style:text-properties officeooo:rsid="02d42f2e"/>
    </style:style>
    <style:style style:name="T18" style:family="text">
      <style:text-properties officeooo:rsid="02d936e7"/>
    </style:style>
    <style:style style:name="T19" style:family="text">
      <style:text-properties officeooo:rsid="02dcd856"/>
    </style:style>
    <style:style style:name="T20" style:family="text">
      <style:text-properties officeooo:rsid="02e244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mana <text:s text:c="2"/><text:span text:style-name="T7">01</text:span><text:span text:style-name="T5">/0</text:span><text:span text:style-name="T6">9</text:span><text:span text:style-name="T5">/2022 - </text:span><text:span text:style-name="T6">15</text:span><text:span text:style-name="T5">/0</text:span><text:span text:style-name="T6">9</text:span><text:span text:style-name="T5">/2022</text:span></text:p>
      <text:p text:style-name="P12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5">Nombre del empleado:</text:p>
          </table:table-cell>
          <table:table-cell table:style-name="Tabla2.B1" office:value-type="string">
            <text:p text:style-name="P7">Carlos Alemán</text:p>
          </table:table-cell>
          <table:table-cell table:style-name="Tabla2.A1" office:value-type="string">
            <text:p text:style-name="P5">Título:</text:p>
          </table:table-cell>
          <table:table-cell table:style-name="Tabla2.B1" office:value-type="string">
            <text:p text:style-name="P8">Analista y desarrollador </text:p>
          </table:table-cell>
        </table:table-row>
        <table:table-row table:style-name="Tabla2.1">
          <table:table-cell table:style-name="Tabla2.A1" office:value-type="string">
            <text:p text:style-name="P6">Sitio web</text:p>
          </table:table-cell>
          <table:table-cell table:style-name="Tabla2.B2" office:value-type="string">
            <text:p text:style-name="P9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5"/>
          </table:table-cell>
          <table:table-cell table:style-name="Tabla2.B2" office:value-type="string">
            <text:p text:style-name="P10"/>
          </table:table-cell>
        </table:table-row>
        <table:table-row table:style-name="Tabla2.1">
          <table:table-cell table:style-name="Tabla2.A1" office:value-type="string">
            <text:p text:style-name="P5">Número de empleado:</text:p>
          </table:table-cell>
          <table:table-cell table:style-name="Tabla2.B1" office:value-type="string">
            <text:p text:style-name="P9">caleman9791@gmail.com</text:p>
          </table:table-cell>
          <table:table-cell table:style-name="Tabla2.A1" office:value-type="string">
            <text:p text:style-name="P5">Estado:</text:p>
          </table:table-cell>
          <table:table-cell table:style-name="Tabla2.B1" office:value-type="string">
            <text:p text:style-name="P10">Puerto Rico</text:p>
          </table:table-cell>
        </table:table-row>
        <table:table-row table:style-name="Tabla2.1">
          <table:table-cell table:style-name="Tabla2.A1" office:value-type="string">
            <text:p text:style-name="P5">Departamento:</text:p>
          </table:table-cell>
          <table:table-cell table:style-name="Tabla2.B2" office:value-type="string">
            <text:p text:style-name="P7">Programación <text:span text:style-name="T4">web</text:span></text:p>
          </table:table-cell>
          <table:table-cell table:style-name="Tabla2.A1" office:value-type="string">
            <text:p text:style-name="P5">Supervisor:</text:p>
          </table:table-cell>
          <table:table-cell table:style-name="Tabla2.B2" office:value-type="string">
            <text:p text:style-name="P7">Carlos Jimenes</text:p>
          </table:table-cell>
        </table:table-row>
      </table:table>
      <text:p text:style-name="P21"/>
      <text:p text:style-name="P22"/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3">Fecha</text:p>
          </table:table-cell>
          <table:table-cell table:style-name="Tabla3.A1" office:value-type="string">
            <text:p text:style-name="P23">Hora de inicio</text:p>
          </table:table-cell>
          <table:table-cell table:style-name="Tabla3.A1" office:value-type="string">
            <text:p text:style-name="P23">Hora de finalización</text:p>
          </table:table-cell>
          <table:table-cell table:style-name="Tabla3.A1" office:value-type="string">
            <text:p text:style-name="P23">Horas totales</text:p>
          </table:table-cell>
          <table:table-cell table:style-name="Tabla3.A1" office:value-type="string">
            <text:p text:style-name="P28">Horas acumuladas </text:p>
          </table:table-cell>
          <table:table-cell table:style-name="Tabla3.F1" office:value-type="string">
            <text:p text:style-name="P54">Resumen de actividades </text:p>
          </table:table-cell>
        </table:table-row>
        <table:table-row table:style-name="Tabla3.2">
          <table:table-cell table:style-name="Tabla3.A2" office:value-type="string">
            <text:p text:style-name="P24"/>
          </table:table-cell>
          <table:table-cell table:style-name="Tabla3.B2" office:value-type="string">
            <text:p text:style-name="P24"/>
          </table:table-cell>
          <table:table-cell table:style-name="Tabla3.C2" office:value-type="string">
            <text:p text:style-name="P24"/>
          </table:table-cell>
          <table:table-cell table:style-name="Tabla3.D2" office:value-type="string">
            <text:p text:style-name="P55"/>
          </table:table-cell>
          <table:table-cell table:style-name="Tabla3.E2" office:value-type="string">
            <text:p text:style-name="P55"/>
          </table:table-cell>
          <table:table-cell table:style-name="Tabla3.F2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56">01/09/22</text:p>
          </table:table-cell>
          <table:table-cell table:style-name="Tabla3.A3" office:value-type="string">
            <text:p text:style-name="P56">23:00</text:p>
          </table:table-cell>
          <table:table-cell table:style-name="Tabla3.A3" office:value-type="string">
            <text:p text:style-name="P57">00:00</text:p>
          </table:table-cell>
          <table:table-cell table:style-name="Tabla3.A3" office:value-type="string">
            <text:p text:style-name="P61">1</text:p>
          </table:table-cell>
          <table:table-cell table:style-name="Tabla3.A3" office:value-type="string">
            <text:p text:style-name="P63"/>
          </table:table-cell>
          <table:table-cell table:style-name="Tabla3.F3" office:value-type="string">
            <text:p text:style-name="P29">Creación de la tabla usuarios. Componente para rutas <text:s/>amigables “Rosale”</text:p>
          </table:table-cell>
        </table:table-row>
        <table:table-row table:style-name="Tabla3.1"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7">00:00</text:p>
          </table:table-cell>
          <table:table-cell table:style-name="Tabla3.A3" office:value-type="string">
            <text:p text:style-name="P57">00:30</text:p>
          </table:table-cell>
          <table:table-cell table:style-name="Tabla3.A3" office:value-type="string">
            <text:p text:style-name="P64">.<text:span text:style-name="T8">5</text:span></text:p>
          </table:table-cell>
          <table:table-cell table:style-name="Tabla3.A3" office:value-type="string">
            <text:p text:style-name="P62">1.5</text:p>
          </table:table-cell>
          <table:table-cell table:style-name="Tabla3.F3" office:value-type="string">
            <text:p text:style-name="P30">Creación de la tabla usuarios. Componente para rutas <text:s/>amigables “Rosale”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>12:00</text:p>
          </table:table-cell>
          <table:table-cell table:style-name="Tabla3.A3" office:value-type="string">
            <text:p text:style-name="P27">13:<text:span text:style-name="T9">3</text:span>0</text:p>
          </table:table-cell>
          <table:table-cell table:style-name="Tabla3.A3" office:value-type="string">
            <text:p text:style-name="P67">1.<text:span text:style-name="T10">5</text:span></text:p>
          </table:table-cell>
          <table:table-cell table:style-name="Tabla3.A3" office:value-type="string">
            <text:p text:style-name="P68">3</text:p>
          </table:table-cell>
          <table:table-cell table:style-name="Tabla3.F3" office:value-type="string">
            <text:p text:style-name="P78">Componentes inicio de sesión <text:s/>y registro de usuarios. </text:p>
          </table:table-cell>
        </table:table-row>
        <table:table-row table:style-name="Tabla3.1"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65"/>
          </table:table-cell>
          <table:table-cell table:style-name="Tabla3.A6" office:value-type="string">
            <text:p text:style-name="P65"/>
          </table:table-cell>
          <table:table-cell table:style-name="Tabla3.F6" office:value-type="string">
            <text:p text:style-name="P69"/>
          </table:table-cell>
        </table:table-row>
        <table:table-row table:style-name="Tabla3.1">
          <table:table-cell table:style-name="Tabla3.A3" office:value-type="string">
            <text:p text:style-name="P31">05/09/22</text:p>
          </table:table-cell>
          <table:table-cell table:style-name="Tabla3.A3" office:value-type="string">
            <text:p text:style-name="P31">17:00</text:p>
          </table:table-cell>
          <table:table-cell table:style-name="Tabla3.A3" office:value-type="string">
            <text:p text:style-name="P32">19:00</text:p>
          </table:table-cell>
          <table:table-cell table:style-name="Tabla3.A3" office:value-type="string">
            <text:p text:style-name="P79">2</text:p>
          </table:table-cell>
          <table:table-cell table:style-name="Tabla3.A3" office:value-type="string">
            <text:p text:style-name="P79">5</text:p>
          </table:table-cell>
          <table:table-cell table:style-name="Tabla3.F3" office:value-type="string">
            <text:p text:style-name="P69"><text:span text:style-name="T11">Seguimiento </text:span>“app_pimentomap”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3">20:30</text:p>
          </table:table-cell>
          <table:table-cell table:style-name="Tabla3.A3" office:value-type="string">
            <text:p text:style-name="P34">21:00</text:p>
          </table:table-cell>
          <table:table-cell table:style-name="Tabla3.A3" office:value-type="string">
            <text:p text:style-name="P80">1</text:p>
          </table:table-cell>
          <table:table-cell table:style-name="Tabla3.A3" office:value-type="string">
            <text:p text:style-name="P80">6</text:p>
          </table:table-cell>
          <table:table-cell table:style-name="Tabla3.F3" office:value-type="string">
            <text:p text:style-name="P70"><text:span text:style-name="T11">Seguimiento </text:span>“app_pimentomap”</text:p>
          </table:table-cell>
        </table:table-row>
        <table:table-row table:style-name="Tabla3.1"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65"/>
          </table:table-cell>
          <table:table-cell table:style-name="Tabla3.A6" office:value-type="string">
            <text:p text:style-name="P65"/>
          </table:table-cell>
          <table:table-cell table:style-name="Tabla3.F6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35">08/09/22</text:p>
          </table:table-cell>
          <table:table-cell table:style-name="Tabla3.A3" office:value-type="string">
            <text:p text:style-name="P36"><text:span text:style-name="T12">09</text:span>:00</text:p>
          </table:table-cell>
          <table:table-cell table:style-name="Tabla3.A3" office:value-type="string">
            <text:p text:style-name="P81">12:30</text:p>
          </table:table-cell>
          <table:table-cell table:style-name="Tabla3.A3" office:value-type="string">
            <text:p text:style-name="P82">3.5</text:p>
          </table:table-cell>
          <table:table-cell table:style-name="Tabla3.A3" office:value-type="string">
            <text:p text:style-name="P83">9.5</text:p>
          </table:table-cell>
          <table:table-cell table:style-name="Tabla3.F3" office:value-type="string">
            <text:p text:style-name="P71"><text:span text:style-name="T11">Seguimiento </text:span>“app_pimentomap” <text:span text:style-name="T13">Base de datos “</text:span><text:span text:style-name="T15">prototipo</text:span><text:span text:style-name="T13">”</text:span>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7">14:00</text:p>
          </table:table-cell>
          <table:table-cell table:style-name="Tabla3.A3" office:value-type="string">
            <text:p text:style-name="P38">16:30</text:p>
          </table:table-cell>
          <table:table-cell table:style-name="Tabla3.A3" office:value-type="string">
            <text:p text:style-name="P84">2.5</text:p>
          </table:table-cell>
          <table:table-cell table:style-name="Tabla3.A3" office:value-type="string">
            <text:p text:style-name="P85">12</text:p>
          </table:table-cell>
          <table:table-cell table:style-name="Tabla3.F3" office:value-type="string">
            <text:p text:style-name="P72"><text:span text:style-name="T11">Seguimiento </text:span>“app_pimentomap” <text:span text:style-name="T14">interfaz para rellenar los diagramas </text:span>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9">18:00</text:p>
          </table:table-cell>
          <table:table-cell table:style-name="Tabla3.A3" office:value-type="string">
            <text:p text:style-name="P40">20:00</text:p>
          </table:table-cell>
          <table:table-cell table:style-name="Tabla3.A3" office:value-type="string">
            <text:p text:style-name="P86">2</text:p>
          </table:table-cell>
          <table:table-cell table:style-name="Tabla3.A3" office:value-type="string">
            <text:p text:style-name="P86">14</text:p>
          </table:table-cell>
          <table:table-cell table:style-name="Tabla3.F3" office:value-type="string">
            <text:p text:style-name="P72"><text:span text:style-name="T11">Seguimiento </text:span>“app_pimentomap” <text:span text:style-name="T14">Tabla y elementos </text:span></text:p>
          </table:table-cell>
        </table:table-row>
        <table:table-row table:style-name="Tabla3.1"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65"/>
          </table:table-cell>
          <table:table-cell table:style-name="Tabla3.A6" office:value-type="string">
            <text:p text:style-name="P65"/>
          </table:table-cell>
          <table:table-cell table:style-name="Tabla3.F6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41">12/09/22</text:p>
          </table:table-cell>
          <table:table-cell table:style-name="Tabla3.A3" office:value-type="string">
            <text:p text:style-name="P41">08:00</text:p>
          </table:table-cell>
          <table:table-cell table:style-name="Tabla3.A3" office:value-type="string">
            <text:p text:style-name="P42">10:30</text:p>
          </table:table-cell>
          <table:table-cell table:style-name="Tabla3.A3" office:value-type="string">
            <text:p text:style-name="P87">2.5</text:p>
          </table:table-cell>
          <table:table-cell table:style-name="Tabla3.A3" office:value-type="string">
            <text:p text:style-name="P87">16.5</text:p>
          </table:table-cell>
          <table:table-cell table:style-name="Tabla3.F3" office:value-type="string">
            <text:p text:style-name="P73"><text:span text:style-name="T11">Seguimiento </text:span>“app_pimentomap” Formulario insertar preguntas</text:p>
          </table:table-cell>
        </table:table-row>
        <text:soft-page-break/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43">12:00</text:p>
          </table:table-cell>
          <table:table-cell table:style-name="Tabla3.A3" office:value-type="string">
            <text:p text:style-name="P44">13:00</text:p>
          </table:table-cell>
          <table:table-cell table:style-name="Tabla3.A3" office:value-type="string">
            <text:p text:style-name="P88">1</text:p>
          </table:table-cell>
          <table:table-cell table:style-name="Tabla3.A3" office:value-type="string">
            <text:p text:style-name="P88">17.5</text:p>
          </table:table-cell>
          <table:table-cell table:style-name="Tabla3.F3" office:value-type="string">
            <text:p text:style-name="P74"><text:span text:style-name="T11">Seguimiento </text:span>“app_pimentomap” Formulario <text:span text:style-name="T16">modal</text:span> <text:span text:style-name="T16">eliminar</text:span> preguntas</text:p>
          </table:table-cell>
        </table:table-row>
        <table:table-row table:style-name="Tabla3.1"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65"/>
          </table:table-cell>
          <table:table-cell table:style-name="Tabla3.A6" office:value-type="string">
            <text:p text:style-name="P65"/>
          </table:table-cell>
          <table:table-cell table:style-name="Tabla3.F6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45">13/09//22</text:p>
          </table:table-cell>
          <table:table-cell table:style-name="Tabla3.A3" office:value-type="string">
            <text:p text:style-name="P45">16:00</text:p>
          </table:table-cell>
          <table:table-cell table:style-name="Tabla3.A3" office:value-type="string">
            <text:p text:style-name="P46">17:30</text:p>
          </table:table-cell>
          <table:table-cell table:style-name="Tabla3.A3" office:value-type="string">
            <text:p text:style-name="P89">1.5</text:p>
          </table:table-cell>
          <table:table-cell table:style-name="Tabla3.A3" office:value-type="string">
            <text:p text:style-name="P89">19</text:p>
          </table:table-cell>
          <table:table-cell table:style-name="Tabla3.F3" office:value-type="string">
            <text:p text:style-name="P75"><text:span text:style-name="T11">Seguimiento </text:span>“app_pimentomap” Formulario <text:span text:style-name="T16">modal</text:span> <text:span text:style-name="T16">eliminar</text:span> preguntas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47">19:30</text:p>
          </table:table-cell>
          <table:table-cell table:style-name="Tabla3.A3" office:value-type="string">
            <text:p text:style-name="P48">20:<text:span text:style-name="T17">30</text:span></text:p>
          </table:table-cell>
          <table:table-cell table:style-name="Tabla3.A3" office:value-type="string">
            <text:p text:style-name="P90">1</text:p>
          </table:table-cell>
          <table:table-cell table:style-name="Tabla3.A3" office:value-type="string">
            <text:p text:style-name="P90">20</text:p>
          </table:table-cell>
          <table:table-cell table:style-name="Tabla3.F3" office:value-type="string">
            <text:p text:style-name="P76"><text:span text:style-name="T11">Seguimiento </text:span>“app_pimentomap” Formulario <text:span text:style-name="T16">modal</text:span> <text:span text:style-name="T16">eliminar</text:span> preguntas</text:p>
          </table:table-cell>
        </table:table-row>
        <table:table-row table:style-name="Tabla3.1"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65"/>
          </table:table-cell>
          <table:table-cell table:style-name="Tabla3.A6" office:value-type="string">
            <text:p text:style-name="P65"/>
          </table:table-cell>
          <table:table-cell table:style-name="Tabla3.F6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49">14/09/22</text:p>
          </table:table-cell>
          <table:table-cell table:style-name="Tabla3.A3" office:value-type="string">
            <text:p text:style-name="P49">12:30</text:p>
          </table:table-cell>
          <table:table-cell table:style-name="Tabla3.A3" office:value-type="string">
            <text:p text:style-name="P50">14:30</text:p>
          </table:table-cell>
          <table:table-cell table:style-name="Tabla3.A3" office:value-type="string">
            <text:p text:style-name="P91">2</text:p>
          </table:table-cell>
          <table:table-cell table:style-name="Tabla3.A3" office:value-type="string">
            <text:p text:style-name="P91">22</text:p>
          </table:table-cell>
          <table:table-cell table:style-name="Tabla3.F3" office:value-type="string">
            <text:p text:style-name="P77"><text:span text:style-name="T11">Seguimiento </text:span>“app_pimentomap” Formulario <text:span text:style-name="T16">modal</text:span> <text:span text:style-name="T18">agregar diagrama</text:span>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51">21:00</text:p>
          </table:table-cell>
          <table:table-cell table:style-name="Tabla3.A3" office:value-type="string">
            <text:p text:style-name="P52">00:00</text:p>
          </table:table-cell>
          <table:table-cell table:style-name="Tabla3.A3" office:value-type="string">
            <text:p text:style-name="P92">3</text:p>
          </table:table-cell>
          <table:table-cell table:style-name="Tabla3.A3" office:value-type="string">
            <text:p text:style-name="P92">25</text:p>
          </table:table-cell>
          <table:table-cell table:style-name="Tabla3.F3" office:value-type="string">
            <text:p text:style-name="P77"><text:span text:style-name="T11">Seguimiento </text:span>“app_pimentomap” <text:span text:style-name="T19">M</text:span><text:span text:style-name="T16">odal</text:span> <text:span text:style-name="T18">agregar diagrama </text:span><text:span text:style-name="T19">botones internos </text:span></text:p>
          </table:table-cell>
        </table:table-row>
        <table:table-row table:style-name="Tabla3.1"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25"/>
          </table:table-cell>
          <table:table-cell table:style-name="Tabla3.A6" office:value-type="string">
            <text:p text:style-name="P65"/>
          </table:table-cell>
          <table:table-cell table:style-name="Tabla3.A6" office:value-type="string">
            <text:p text:style-name="P65"/>
          </table:table-cell>
          <table:table-cell table:style-name="Tabla3.F6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53">15/09/22</text:p>
          </table:table-cell>
          <table:table-cell table:style-name="Tabla3.A3" office:value-type="string">
            <text:p text:style-name="P53"><text:span text:style-name="T20">8</text:span>:00</text:p>
          </table:table-cell>
          <table:table-cell table:style-name="Tabla3.A3" office:value-type="string">
            <text:p text:style-name="P95">10:00</text:p>
          </table:table-cell>
          <table:table-cell table:style-name="Tabla3.A3" office:value-type="string">
            <text:p text:style-name="P97">2</text:p>
          </table:table-cell>
          <table:table-cell table:style-name="Tabla3.A3" office:value-type="string">
            <text:p text:style-name="P97">27</text:p>
          </table:table-cell>
          <table:table-cell table:style-name="Tabla3.F3" office:value-type="string">
            <text:p text:style-name="P99"><text:span text:style-name="T11">Seguimiento </text:span>“app_pimentomap” <text:span text:style-name="T19">M</text:span><text:span text:style-name="T16">odal</text:span> <text:span text:style-name="T18">agregar diagrama </text:span><text:span text:style-name="T19">botones internos </text:span>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96">17:00</text:p>
          </table:table-cell>
          <table:table-cell table:style-name="Tabla3.A3" office:value-type="string">
            <text:p text:style-name="P96">20:00</text:p>
          </table:table-cell>
          <table:table-cell table:style-name="Tabla3.A3" office:value-type="string">
            <text:p text:style-name="P98">3</text:p>
          </table:table-cell>
          <table:table-cell table:style-name="Tabla3.A3" office:value-type="string">
            <text:p text:style-name="P98">30</text:p>
          </table:table-cell>
          <table:table-cell table:style-name="Tabla3.F3" office:value-type="string">
            <text:p text:style-name="P100"><text:span text:style-name="T11">Seguimiento </text:span>“app_pimentomap” <text:span text:style-name="T19">M</text:span><text:span text:style-name="T16">odal</text:span> <text:span text:style-name="T18">agregar diagrama </text:span><text:span text:style-name="T19">botones internos </text:span>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65"/>
          </table:table-cell>
          <table:table-cell table:style-name="Tabla3.A3" office:value-type="string">
            <text:p text:style-name="P65"/>
          </table:table-cell>
          <table:table-cell table:style-name="Tabla3.F3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65"/>
          </table:table-cell>
          <table:table-cell table:style-name="Tabla3.A3" office:value-type="string">
            <text:p text:style-name="P65"/>
          </table:table-cell>
          <table:table-cell table:style-name="Tabla3.F3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65"/>
          </table:table-cell>
          <table:table-cell table:style-name="Tabla3.A3" office:value-type="string">
            <text:p text:style-name="P65"/>
          </table:table-cell>
          <table:table-cell table:style-name="Tabla3.F3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65"/>
          </table:table-cell>
          <table:table-cell table:style-name="Tabla3.A3" office:value-type="string">
            <text:p text:style-name="P65"/>
          </table:table-cell>
          <table:table-cell table:style-name="Tabla3.F3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65"/>
          </table:table-cell>
          <table:table-cell table:style-name="Tabla3.A3" office:value-type="string">
            <text:p text:style-name="P65"/>
          </table:table-cell>
          <table:table-cell table:style-name="Tabla3.F3" office:value-type="string">
            <text:p text:style-name="P66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65"/>
          </table:table-cell>
          <table:table-cell table:style-name="Tabla3.A3" office:value-type="string">
            <text:p text:style-name="P65"/>
          </table:table-cell>
          <table:table-cell table:style-name="Tabla3.F3" office:value-type="string">
            <text:p text:style-name="P66"/>
          </table:table-cell>
        </table:table-row>
      </table:table>
      <text:p text:style-name="P13"/>
      <text:p text:style-name="P19">Nota: Para más detalles sobre los posesos, solicite una revisión de commit en GitHub</text:p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4">Total de horas : <text:s/></text:p>
          </table:table-cell>
          <table:table-cell table:style-name="Tabla1.B1" office:value-type="string">
            <text:p text:style-name="P93">30</text:p>
          </table:table-cell>
        </table:table-row>
        <table:table-row table:style-name="Tabla1.1">
          <table:table-cell table:style-name="Tabla1.A1" office:value-type="string">
            <text:p text:style-name="P94">Monto : </text:p>
          </table:table-cell>
          <table:table-cell table:style-name="Tabla1.B1" office:value-type="string">
            <text:p text:style-name="P93">360.00</text:p>
          </table:table-cell>
        </table:table-row>
      </table:table>
      <text:p text:style-name="P59"/>
      <text:p text:style-name="P14"/>
      <text:p text:style-name="P13"/>
      <text:p text:style-name="P15"/>
      <text:p text:style-name="P16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9-15T20:18:08.984000000</dc:date>
    <meta:editing-duration>P6DT42M42S</meta:editing-duration>
    <meta:editing-cycles>623</meta:editing-cycles>
    <meta:generator>LibreOffice/7.3.1.3$Windows_X86_64 LibreOffice_project/a69ca51ded25f3eefd52d7bf9a5fad8c90b87951</meta:generator>
    <meta:document-statistic meta:table-count="4" meta:image-count="1" meta:object-count="0" meta:page-count="2" meta:paragraph-count="114" meta:word-count="239" meta:character-count="1716" meta:non-whitespace-character-count="1572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